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90e0" officeooo:paragraph-rsid="000390e0"/>
    </style:style>
    <style:style style:name="P2" style:family="paragraph" style:parent-style-name="Standard">
      <style:text-properties officeooo:rsid="00049b81" officeooo:paragraph-rsid="00049b81"/>
    </style:style>
    <style:style style:name="P3" style:family="paragraph" style:parent-style-name="Standard">
      <style:text-properties officeooo:rsid="0005af2f" officeooo:paragraph-rsid="0005af2f"/>
    </style:style>
    <style:style style:name="P4" style:family="paragraph" style:parent-style-name="Standard">
      <style:text-properties officeooo:rsid="0005af2f" officeooo:paragraph-rsid="000abb2a"/>
    </style:style>
    <style:style style:name="P5" style:family="paragraph" style:parent-style-name="Standard">
      <style:text-properties officeooo:rsid="000675a7" officeooo:paragraph-rsid="000675a7"/>
    </style:style>
    <style:style style:name="P6" style:family="paragraph" style:parent-style-name="Standard">
      <style:text-properties officeooo:rsid="0009e5dc" officeooo:paragraph-rsid="0009e5dc"/>
    </style:style>
    <style:style style:name="P7" style:family="paragraph" style:parent-style-name="Standard">
      <style:text-properties fo:font-style="italic" style:text-underline-style="solid" style:text-underline-width="auto" style:text-underline-color="font-color" fo:font-weight="bold" officeooo:rsid="000390e0" officeooo:paragraph-rsid="000390e0"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09e5dc" officeooo:paragraph-rsid="0009e5dc"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d2177" officeooo:paragraph-rsid="000d2177"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font-weight="bold" officeooo:rsid="000390e0" officeooo:paragraph-rsid="000390e0" style:font-weight-asian="bold" style:font-weight-complex="bold"/>
    </style:style>
    <style:style style:name="P11" style:family="paragraph" style:parent-style-name="Standard">
      <style:text-properties officeooo:rsid="000d2177" officeooo:paragraph-rsid="000d2177"/>
    </style:style>
    <style:style style:name="P12" style:family="paragraph" style:parent-style-name="Standard">
      <style:text-properties officeooo:rsid="000e5b1c" officeooo:paragraph-rsid="000e5b1c"/>
    </style:style>
    <style:style style:name="P13" style:family="paragraph" style:parent-style-name="Standard">
      <style:text-properties officeooo:rsid="000675a7" officeooo:paragraph-rsid="000e5b1c"/>
    </style:style>
    <style:style style:name="P14" style:family="paragraph" style:parent-style-name="Standard">
      <style:text-properties officeooo:rsid="000fce8a" officeooo:paragraph-rsid="000fce8a"/>
    </style:style>
    <style:style style:name="T1" style:family="text">
      <style:text-properties officeooo:rsid="0005af2f"/>
    </style:style>
    <style:style style:name="T2" style:family="text">
      <style:text-properties officeooo:rsid="00074511"/>
    </style:style>
    <style:style style:name="T3" style:family="text">
      <style:text-properties officeooo:rsid="0009e5dc"/>
    </style:style>
    <style:style style:name="T4" style:family="text">
      <style:text-properties officeooo:rsid="000c925f"/>
    </style:style>
    <style:style style:name="T5" style:family="text">
      <style:text-properties officeooo:rsid="000d2177"/>
    </style:style>
    <style:style style:name="T6" style:family="text">
      <style:text-properties officeooo:rsid="000fce8a"/>
    </style:style>
    <style:style style:name="T7" style:family="text">
      <style:text-properties officeooo:rsid="0010b8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port for Project 4: Caching</text:p>
      <text:p text:style-name="P7">Methodology:</text:p>
      <text:p text:style-name="P1">To find the best C, B, S, I make a new simulator according to the one provided by Tas.</text:p>
      <text:p text:style-name="P1">I use 3 for loops to iterate through C from 0 to 15 and B from 0 to 6 and S from 0 to C – B. These combinations of value of C,B,S represents all the possible combinations of these three. Based on these values, I choose the best AAT among all the AAT from all different CBS combinations. And then I generate a report for a specific trace file with the best AAT as well as best CBS.</text:p>
      <text:p text:style-name="P7">Result:</text:p>
      <text:p text:style-name="P1">1. astar.trace</text:p>
      <text:p text:style-name="P2">The <text:s/>best <text:span text:style-name="T1">AAT</text:span> <text:span text:style-name="T1">stats:</text:span></text:p>
      <text:p text:style-name="P12">Cache Settings</text:p>
      <text:p text:style-name="P12">C: 14</text:p>
      <text:p text:style-name="P12">B: 6</text:p>
      <text:p text:style-name="P12">S: 1</text:p>
      <text:p text:style-name="P12"/>
      <text:p text:style-name="P12">Cache Statistics</text:p>
      <text:p text:style-name="P12">Accesses: 501468</text:p>
      <text:p text:style-name="P12">Reads: 289766</text:p>
      <text:p text:style-name="P12">Read misses: 12229</text:p>
      <text:p text:style-name="P12">Writes: 211702</text:p>
      <text:p text:style-name="P12">Write misses: 20510</text:p>
      <text:p text:style-name="P12">Misses: 32739</text:p>
      <text:p text:style-name="P12">Writebacks: 20974</text:p>
      <text:p text:style-name="P12">Access Time: 2</text:p>
      <text:p text:style-name="P12">Miss Penalty: 100</text:p>
      <text:p text:style-name="P12">Miss rate: 0.065286</text:p>
      <text:p text:style-name="P12">Average access time (AAT): 8.528632</text:p>
      <text:p text:style-name="P13">Conclusion: For this trace, <text:span text:style-name="T3">remain SB unchange, C's size increasing increase to a significant aat decrease. Also remain CS unchange, a B's size increasing also increase to a obvious aat decrease. However, the increase of S will lead to a increase of aat. S = 1 seems like a inflection point, because when s = 2 with c = 14 and b = 6, aat = 8.746393, and when s = 0 with c = 14 and b = 6, aat = 9.346231</text:span></text:p>
      <text:p text:style-name="P3">2.bzip2.trace</text:p>
      <text:p text:style-name="P3">This file has two <text:span text:style-name="T4">possible CBS to make</text:span> best AAT stats:</text:p>
      <text:p text:style-name="P12">Cache Settings</text:p>
      <text:p text:style-name="P12">C: 14</text:p>
      <text:p text:style-name="P12">B: 6</text:p>
      <text:p text:style-name="P12">S: 3</text:p>
      <text:p text:style-name="P12">Cache Statistics</text:p>
      <text:p text:style-name="P12">Accesses: 544514</text:p>
      <text:p text:style-name="P12">Reads: 369344</text:p>
      <text:p text:style-name="P12">Read misses: 456</text:p>
      <text:p text:style-name="P12">Writes: 175170</text:p>
      <text:p text:style-name="P12">Write misses: 425</text:p>
      <text:p text:style-name="P12">Misses: 881</text:p>
      <text:p text:style-name="P12">Writebacks: 234</text:p>
      <text:p text:style-name="P12">Access Time: 2</text:p>
      <text:p text:style-name="P12">Miss Penalty: 100</text:p>
      <text:p text:style-name="P12">Miss rate: 0.001618</text:p>
      <text:p text:style-name="P12">Average access time (AAT): 2.161796</text:p>
      <text:p text:style-name="P5"><text:soft-page-break/><text:span text:style-name="T3">Conclusion: </text:span>For this trace, <text:span text:style-name="T2">make SB unchanged, It seems like C's increasing will lead to the decrease of miss rate. And when make CB unchanged, the S's increasing will lead to the decrease of miss rate however when s &gt;3or s &lt; 3, it will lead to a increase of miss rate and aat. It seems that 3 is a inflection point. Make CS unchanged, the increase of block size will lead to the decrease of miss rate, and we can see that B is the maximum and also the current best solution.</text:span></text:p>
      <text:p text:style-name="P8">3.mcf.trace</text:p>
      <text:p text:style-name="P12">Cache Settings</text:p>
      <text:p text:style-name="P12">C: 14</text:p>
      <text:p text:style-name="P12">B: 6</text:p>
      <text:p text:style-name="P12">S: 2</text:p>
      <text:p text:style-name="P12">Cache Statistics</text:p>
      <text:p text:style-name="P12">Accesses: 507700</text:p>
      <text:p text:style-name="P12">Reads: 280182</text:p>
      <text:p text:style-name="P12">Read misses: 950</text:p>
      <text:p text:style-name="P12">Writes: 227518</text:p>
      <text:p text:style-name="P12">Write misses: 4962</text:p>
      <text:p text:style-name="P12">Misses: 5912</text:p>
      <text:p text:style-name="P12">Writebacks: 5555</text:p>
      <text:p text:style-name="P12">Access Time: 2</text:p>
      <text:p text:style-name="P12">Miss Penalty: 100</text:p>
      <text:p text:style-name="P12">Miss rate: 0.011645</text:p>
      <text:p text:style-name="P12">Average access time (AAT): 3.164467</text:p>
      <text:p text:style-name="P6">Conclusion: For this trace, <text:span text:style-name="T5">the increase in C (with SB unchanged) will lead to a significant decrease in aat. Same for B, but different for S, since a increase in s when s &gt; 2 will lead to a decrease of efficiency.</text:span></text:p>
      <text:p text:style-name="P9">4.perlbench </text:p>
      <text:p text:style-name="P14">Cache Settings</text:p>
      <text:p text:style-name="P14">C: 14</text:p>
      <text:p text:style-name="P14">B: 6</text:p>
      <text:p text:style-name="P14">S: 2</text:p>
      <text:p text:style-name="P14">Cache Statistics<text:span text:style-name="T7">s</text:span></text:p>
      <text:p text:style-name="P14">Accesses: 507441</text:p>
      <text:p text:style-name="P14">Reads: 302052</text:p>
      <text:p text:style-name="P14">Read misses: 25712</text:p>
      <text:p text:style-name="P14">Writes: 205389</text:p>
      <text:p text:style-name="P14">Write misses: 8641</text:p>
      <text:p text:style-name="P14">Misses: 34353</text:p>
      <text:p text:style-name="P14">Writebacks: 12475</text:p>
      <text:p text:style-name="P14">Access Time: 2</text:p>
      <text:p text:style-name="P14">Miss Penalty: 100</text:p>
      <text:p text:style-name="P14">Miss rate: 0.067699</text:p>
      <text:p text:style-name="P14">Average access time (AAT): 8.769851</text:p>
      <text:p text:style-name="P11">Conclusion: For this trace, the increase in C (with SB unchanged) and S(with CB) unchanged will make the aat smaller. However, a increase in <text:span text:style-name="T6">S when s &gt; 2</text:span> will make aat much bigger. Seems that <text:span text:style-name="T6">S</text:span> = 2 is a inflectin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8:18:22.604534237</meta:creation-date>
    <dc:date>2016-04-04T01:47:47.380181826</dc:date>
    <meta:editing-duration>PT4H53M11S</meta:editing-duration>
    <meta:editing-cycles>10</meta:editing-cycles>
    <meta:generator>LibreOffice/4.2.8.2$Linux_X86_64 LibreOffice_project/420m0$Build-2</meta:generator>
    <meta:document-statistic meta:table-count="0" meta:image-count="0" meta:object-count="0" meta:page-count="2" meta:paragraph-count="79" meta:word-count="546" meta:character-count="2947" meta:non-whitespace-character-count="2418"/>
  </office:meta>
</office:document-meta>
</file>